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1" style:family="table-cell" style:parent-style-name="Default">
      <style:map style:condition="is-true-formula(AND(NOT(ISBLANK([Sheet1.M2]));IF(ISERROR([Sheet1.A2]);ORG.OPENOFFICE.ERRORTYPE([Sheet1.A2])=ORG.OPENOFFICE.ERRORTYPE([Sheet1.M2]);[Sheet1.A2]=[Sheet1.M2])))" style:apply-style-name="Excel_5f_CondFormat_5f_1_5f_3_5f_1" style:base-cell-address="Sheet1.M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8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3];[.D13:.F13];-1)" office:value-type="float" office:value="3">
            <text:p>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0"/>
          <table:table-cell/>
          <table:table-cell/>
          <table:table-cell table:style-name="Default" table:formula="of:=IF(ISBLANK([.M13]);[.A13];[.M13])" office:value-type="float" office:value="3">
            <text:p>3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4];[.D14:.F14];-1)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]);[.A14];[.M14])" office:value-type="float" office:value="3">
            <text:p>3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5];[.D15:.F15];-1)" office:value-type="float" office:value="2">
            <text:p>2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]);[.A15];[.M15])" office:value-type="float" office:value="2">
            <text:p>2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6];[.D16:.F16];-1)" office:value-type="float" office:value="2">
            <text:p>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]);[.A16];[.M16])" office:value-type="float" office:value="2">
            <text:p>2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8];[.D18:.F18];-1)" office:value-type="float" office:value="1">
            <text:p>1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]);[.A18];[.M18])" office:value-type="float" office:value="1">
            <text:p>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9];[.D19:.F19];-1)" office:value-type="float" office:value="1">
            <text:p>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]);[.A19];[.M19])" office:value-type="float" office:value="1">
            <text:p>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0];[.D20:.F20];-1)" office:value-type="float" office:value="0">
            <text:p>#N/A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0]);[.A20];[.M20])" office:value-type="string" office:string-value="Err:32767">
            <text:p>Err:32767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];[.D22:.F22];-1)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];[.D24:.F24];0)" office:value-type="float" office:value="0">
            <text:p>#N/A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4]);[.A24];[.M24])" office:value-type="string" office:string-value="Err:32767">
            <text:p>Err:32767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F25];0)" office:value-type="float" office:value="1">
            <text:p>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6];[.D26:.F26];0)" office:value-type="float" office:value="0">
            <text:p>#N/A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6]);[.A26];[.M26])" office:value-type="string" office:string-value="Err:32767">
            <text:p>Err:32767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7];[.D27:.F27];0)" office:value-type="float" office:value="0">
            <text:p>#N/A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7]);[.A27];[.M27])" office:value-type="string" office:string-value="Err:32767">
            <text:p>Err:32767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8];[.D28:.F28];0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]);[.A28];[.M28])" office:value-type="float" office:value="2">
            <text:p>2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9];[.D29:.F29];0)" office:value-type="float" office:value="0">
            <text:p>#N/A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9]);[.A29];[.M29])" office:value-type="string" office:string-value="Err:32767">
            <text:p>Err:32767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0];[.D30:.F30];0)" office:value-type="float" office:value="3">
            <text:p>3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]);[.A30];[.M30])" office:value-type="float" office:value="3">
            <text:p>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2];[.D32:.F32];0)" office:value-type="float" office:value="0">
            <text:p>#N/A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32]);[.A32];[.M32])" office:value-type="string" office:string-value="Err:32767">
            <text:p>Err:32767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3];[.D33:.F33];0)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]);[.A33];[.M33])" office:value-type="float" office:value="2">
            <text:p>2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4];[.D34:.F34];0)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]);[.A34];[.M34])" office:value-type="float" office:value="2">
            <text:p>2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37:.E37];2)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Default"/>
          <table:table-cell/>
          <table:table-cell/>
          <table:table-cell table:style-name="Default" table:formula="of:=IF(ISBLANK([.M37]);[.A37];[.M37])" office:value-type="float" office:value="6">
            <text:p>6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38:.E38];2)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38]);[.A38];[.M38])" office:value-type="float" office:value="9">
            <text:p>9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0:.F40];[.C40])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0]);[.A40];[.M40])" office:value-type="float" office:value="5">
            <text:p>5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1:.F41];[.C41])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1]);[.A41];[.M41])" office:value-type="float" office:value="8">
            <text:p>8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2:.F42];[.C42])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3:.F43];[.C43])" office:value-type="float" office:value="0">
            <text:p>#VALUE!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3]);[.A43];[.M43])" office:value-type="string" office:string-value="Err:519">
            <text:p>Err:519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4:.F44];[.C44])" office:value-type="float" office:value="0">
            <text:p>Err:50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4]);[.A44];[.M44])" office:value-type="string" office:string-value="Err:502">
            <text:p>Err:50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46:.F46];[.C46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6]);[.A46];[.M46])" office:value-type="float" office:value="0">
            <text:p>0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7:.F47];[.C47])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7]);[.A47];[.M47])" office:value-type="float" office:value="5">
            <text:p>5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9:.E50];2;2)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10"/>
          <table:table-cell/>
          <table:table-cell/>
          <table:table-cell table:style-name="Default" table:formula="of:=IF(ISBLANK([.M49]);[.A49];[.M49])" office:value-type="float" office:value="9">
            <text:p>9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0:.E50];1;2)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0]);[.A50];[.M50])" office:value-type="float" office:value="9">
            <text:p>9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2:.G$53];[.C52];[.D52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2]);[.A52];[.M52])" office:value-type="float" office:value="11">
            <text:p>1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2:.G$53];[.C53];[.D53])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3]);[.A53];[.M53])" office:value-type="float" office:value="13">
            <text:p>13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2:.G$53];[.C54];[.D54]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2:.G$53];[.C55];[.D55])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5]);[.A55];[.M55])" office:value-type="float" office:value="14">
            <text:p>14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57:.D58];1;1)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7]);[.A57];[.M57])" office:value-type="float" office:value="11">
            <text:p>11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58:.D58];1;1)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0:.G$61];[.C60];[.D60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0]);[.A60];[.M60])" office:value-type="float" office:value="11">
            <text:p>11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1:.G$61];[.C61];[.D61])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1]);[.A61];[.M61])" office:value-type="float" office:value="14">
            <text:p>14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3:.G63];[.D63];[.C63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3]);[.A63];[.M63])" office:value-type="string" office:string-value="Err:502">
            <text:p>Err:502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4:.G64];0;[.C64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5:.G65];[.D65];[.C65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5]);[.A65];[.M65])" office:value-type="float" office:value="11">
            <text:p>11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6:.G66];[.D66];[.C66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6]);[.A66];[.M66])" office:value-type="string" office:string-value="Err:502">
            <text:p>Err:502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68];[.D68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8]);[.A68];[.M68])" office:value-type="string" office:string-value="Err:502">
            <text:p>Err:502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69];0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70];[.D70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0]);[.A70];[.M70])" office:value-type="float" office:value="11">
            <text:p>11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71];[.D71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1]);[.A71];[.M71])" office:value-type="string" office:string-value="Err:502">
            <text:p>Err:502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3];1)" office:value-type="float" office:value="0">
            <text:p>Err:502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3]);[.A73];[.M73])" office:value-type="string" office:string-value="Err:502">
            <text:p>Err:502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4];1)" office:value-type="float" office:value="0">
            <text:p>#VALUE!</text:p>
          </table:table-cell>
          <table:table-cell table:style-name="ce6" office:value-type="float" office:value="0">
            <text:p>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74]);[.A74];[.M74])" office:value-type="string" office:string-value="Err:519">
            <text:p>Err:519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5:.F$76];[.C75];1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5]);[.A75];[.M75])" office:value-type="float" office:value="11">
            <text:p>11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5:.F$76];[.C76];1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6]);[.A76];[.M76])" office:value-type="float" office:value="12">
            <text:p>12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7];1)" office:value-type="float" office:value="0">
            <text:p>Err:502</text:p>
          </table:table-cell>
          <table:table-cell table:style-name="ce6" office:value-type="float" office:value="3">
            <text:p>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one</text:p>
          </table:table-cell>
          <table:table-cell table:formula="of:=INDEX([.D79:.E79];[.C79])" office:value-type="string" office:string-value="one">
            <text:p>o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ne</text:p>
          </table:table-cell>
          <table:table-cell table:style-name="ce6" office:value-type="string">
            <text:p>two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Default"/>
          <table:table-cell/>
          <table:table-cell/>
          <table:table-cell table:style-name="Default" table:formula="of:=IF(ISBLANK([.M79]);[.A79];[.M79])" office:value-type="string" office:string-value="one">
            <text:p>one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wo</text:p>
          </table:table-cell>
          <table:table-cell table:formula="of:=INDEX([.D80:.E80];[.C80])" office:value-type="string" office:string-value="two">
            <text:p>tw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ne</text:p>
          </table:table-cell>
          <table:table-cell table:style-name="ce6" office:value-type="string">
            <text:p>two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80]);[.A80];[.M80])" office:value-type="string" office:string-value="two">
            <text:p>two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2];[.D82:.F82];[.G82:.I82])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10"/>
          <table:table-cell/>
          <table:table-cell/>
          <table:table-cell table:style-name="Default" table:formula="of:=IF(ISBLANK([.M82]);[.A82];[.M82])" office:value-type="float" office:value="12">
            <text:p>1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3];[.D83:.F83];[.G83:.I83])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3]);[.A83];[.M83])" office:value-type="float" office:value="11">
            <text:p>11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4];[.D84:.F84];[.G84:.I84])" office:value-type="float" office:value="12">
            <text:p>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4]);[.A84];[.M84])" office:value-type="float" office:value="12">
            <text:p>1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85];[.D85:.F85];[.G85:.I85])" office:value-type="float" office:value="0">
            <text:p>#N/A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85]);[.A85];[.M85])" office:value-type="string" office:string-value="Err:32767">
            <text:p>Err:32767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7];[.D$87:.D$89];[.E$87:.E$89])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10"/>
          <table:table-cell/>
          <table:table-cell/>
          <table:table-cell table:style-name="Default" table:formula="of:=IF(ISBLANK([.M87]);[.A87];[.M87])" office:value-type="float" office:value="11">
            <text:p>11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8];[.D$87:.D$89];[.E$87:.E$89])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8]);[.A88];[.M88])" office:value-type="float" office:value="12">
            <text:p>12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9];[.D$87:.D$89];[.E$87:.E$89])" office:value-type="float" office:value="12">
            <text:p>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9]);[.A89];[.M89])" office:value-type="float" office:value="12">
            <text:p>12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0];[.D$87:.D$89];[.E$87:.E$89])" office:value-type="float" office:value="0">
            <text:p>#N/A</text:p>
          </table:table-cell>
          <table:table-cell table:style-name="ce6" office:value-type="float" office:value="9">
            <text:p>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90]);[.A90];[.M90])" office:value-type="string" office:string-value="Err:32767">
            <text:p>Err:32767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2];[.D$92:.G$94]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Default"/>
          <table:table-cell/>
          <table:table-cell/>
          <table:table-cell table:style-name="Default" table:formula="of:=IF(ISBLANK([.M92]);[.A92];[.M92])" office:value-type="float" office:value="22">
            <text:p>22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3];[.D$92:.G$94]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3]);[.A93];[.M93])" office:value-type="float" office:value="23">
            <text:p>23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4];[.D$92:.G$94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4]);[.A94];[.M94])" office:value-type="float" office:value="23">
            <text:p>23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96];[.D$96:.F$98])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10"/>
          <table:table-cell/>
          <table:table-cell/>
          <table:table-cell table:style-name="Default" table:formula="of:=IF(ISBLANK([.M96]);[.A96];[.M96])" office:value-type="float" office:value="21">
            <text:p>2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7];[.D$96:.F$98])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7]);[.A97];[.M97])" office:value-type="float" office:value="22">
            <text:p>2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8];[.D$96:.F$98])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8]);[.A98];[.M98])" office:value-type="float" office:value="22">
            <text:p>22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0];[.D$100:.F$103])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10"/>
          <table:table-cell/>
          <table:table-cell/>
          <table:table-cell table:style-name="Default" table:formula="of:=IF(ISBLANK([.M100]);[.A100];[.M100])" office:value-type="float" office:value="21">
            <text:p>21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1];[.D$100:.F$103])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1]);[.A101];[.M101])" office:value-type="float" office:value="22">
            <text:p>2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2];[.D$100:.F$103])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2]);[.A102];[.M102])" office:value-type="float" office:value="22">
            <text:p>22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3];[.D$100:.F$103]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3]);[.A103];[.M103])" office:value-type="float" office:value="23">
            <text:p>23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05];[.D$105:.G$107];3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10"/>
          <table:table-cell/>
          <table:table-cell/>
          <table:table-cell table:style-name="Default" table:formula="of:=IF(ISBLANK([.M105]);[.A105];[.M105])" office:value-type="float" office:value="22">
            <text:p>2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6];[.D$105:.G$107];3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6]);[.A106];[.M106])" office:value-type="float" office:value="23">
            <text:p>23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7];[.D$105:.G$107];3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7]);[.A107];[.M107])" office:value-type="float" office:value="23">
            <text:p>23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08];[.D$105:.G$107];[.D108])" office:value-type="float" office:value="20">
            <text:p>2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8]);[.A108];[.M108])" office:value-type="float" office:value="20">
            <text:p>20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09];[.D$105:.G$107];[.D109])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9]);[.A109];[.M109])" office:value-type="float" office:value="13">
            <text:p>1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0];[.D$105:.G$107];[.D110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0]);[.A110];[.M110])" office:value-type="float" office:value="23">
            <text:p>23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1];[.D$105:.G$107];[.D111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1]);[.A111];[.M111])" office:value-type="string" office:string-value="Err:502">
            <text:p>Err:502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2];[.D$105:.G$107];[.D112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2]);[.A112];[.M112])" office:value-type="string" office:string-value="Err:502">
            <text:p>Err:502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HLOOKUP([.C114];[.D$114:.G$116];1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four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Default" office:value-type="string">
            <text:p>HLOOKUP (equality)</text:p>
          </table:table-cell>
          <table:table-cell table:style-name="Default" office:value-type="string">
            <text:p>HLOOKUP</text:p>
          </table:table-cell>
          <table:table-cell table:style-name="ce11"/>
          <table:table-cell table:style-name="Default"/>
          <table:table-cell table:style-name="Default"/>
          <table:table-cell table:style-name="Default" table:formula="of:=IF(ISBLANK([.M114]);[.A114];[.M114])" office:value-type="string" office:string-value="one">
            <text:p>one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три</text:p>
          </table:table-cell>
          <table:table-cell table:style-name="Default" table:formula="of:=HLOOKUP([.C115];[.D$114:.G$116];2;FALSE())" office:value-type="string" office:string-value="три">
            <text:p>три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один</text:p>
          </table:table-cell>
          <table:table-cell table:style-name="ce7" office:value-type="string">
            <text:p>два</text:p>
          </table:table-cell>
          <table:table-cell table:style-name="ce7" office:value-type="string">
            <text:p>три</text:p>
          </table:table-cell>
          <table:table-cell table:style-name="ce7" office:value-type="string">
            <text:p>четыре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5]);[.A115];[.M115])" office:value-type="string" office:string-value="три">
            <text:p>три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vier</text:p>
          </table:table-cell>
          <table:table-cell table:style-name="Default" table:formula="of:=HLOOKUP([.C116];[.D$114:.G$116];3;FALSE())" office:value-type="string" office:string-value="vier">
            <text:p>vier</text:p>
          </table:table-cell>
          <table:table-cell table:style-name="ce7" office:value-type="string">
            <text:p>four</text:p>
          </table:table-cell>
          <table:table-cell table:style-name="ce7" office:value-type="string">
            <text:p>eins</text:p>
          </table:table-cell>
          <table:table-cell table:style-name="ce7" office:value-type="string">
            <text:p>zwei</text:p>
          </table:table-cell>
          <table:table-cell table:style-name="ce7" office:value-type="string">
            <text:p>drei</text:p>
          </table:table-cell>
          <table:table-cell table:style-name="ce7" office:value-type="string">
            <text:p>vier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6]);[.A116];[.M116])" office:value-type="string" office:string-value="vier">
            <text:p>vier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HLOOKUP([.C117];[.D$114:.G$116];[.D117]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7]);[.A117];[.M117])" office:value-type="string" office:string-value="one">
            <text:p>one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три</text:p>
          </table:table-cell>
          <table:table-cell table:style-name="Default" table:formula="of:=HLOOKUP([.C118];[.D$114:.G$116];[.D118];FALSE())" office:value-type="string" office:string-value="три">
            <text:p>три</text:p>
          </table:table-cell>
          <table:table-cell table:style-name="ce7" office:value-type="string">
            <text:p>three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8]);[.A118];[.M118])" office:value-type="string" office:string-value="три">
            <text:p>три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vier</text:p>
          </table:table-cell>
          <table:table-cell table:style-name="Default" table:formula="of:=HLOOKUP([.C119];[.D$114:.G$116];[.D119];FALSE())" office:value-type="string" office:string-value="vier">
            <text:p>vier</text:p>
          </table:table-cell>
          <table:table-cell table:style-name="ce7" office:value-type="string">
            <text:p>four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9]);[.A119];[.M119])" office:value-type="string" office:string-value="vier">
            <text:p>vier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NA</text:p>
          </table:table-cell>
          <table:table-cell table:style-name="Default" table:formula="of:=HLOOKUP([.C120];[.D$114:.G$116];[.D120];FALSE())" office:value-type="float" office:value="0">
            <text:p>#N/A</text:p>
          </table:table-cell>
          <table:table-cell table:style-name="ce7" office:value-type="string">
            <text:p>five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20]);[.A120];[.M120])" office:value-type="string" office:string-value="Err:32767">
            <text:p>Err:32767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HLOOKUP([.C121];[.D$114:.G$116];[.D121];FALSE())" office:value-type="float" office:value="0">
            <text:p>Err:502</text:p>
          </table:table-cell>
          <table:table-cell table:style-name="ce7" office:value-type="string">
            <text:p>one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1]);[.A121];[.M121])" office:value-type="string" office:string-value="Err:502">
            <text:p>Err:502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HLOOKUP([.C122];[.D$114:.G$116];[.D122];FALSE())" office:value-type="float" office:value="0">
            <text:p>Err:502</text:p>
          </table:table-cell>
          <table:table-cell table:style-name="ce7" office:value-type="string">
            <text:p>one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2]);[.A122];[.M122])" office:value-type="string" office:string-value="Err:502">
            <text:p>Err:502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3">
          <table:table-cell table:style-name="ce3"/>
          <table:table-cell table:style-name="Default"/>
          <table:table-cell table:style-name="ce7" table:number-columns-repeated="7"/>
          <table:table-cell table:style-name="ce9"/>
          <table:table-cell table:style-name="Default" table:number-columns-repeated="2"/>
          <table:table-cell table:style-name="ce11"/>
          <table:table-cell table:style-name="Default" table:number-columns-repeated="243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24];[.D$124:.F$126];3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10"/>
          <table:table-cell/>
          <table:table-cell/>
          <table:table-cell table:style-name="Default" table:formula="of:=IF(ISBLANK([.M124]);[.A124];[.M124])" office:value-type="float" office:value="22">
            <text:p>2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5];[.D$124:.F$126];3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5]);[.A125];[.M125])" office:value-type="float" office:value="23">
            <text:p>23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6];[.D$124:.F$126];3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6]);[.A126];[.M126])" office:value-type="float" office:value="23">
            <text:p>23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27];[.D$124:.F$126];[.D127])" office:value-type="float" office:value="20">
            <text:p>2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7]);[.A127];[.M127])" office:value-type="float" office:value="20">
            <text:p>20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28];[.D$124:.F$126];[.D128])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8]);[.A128];[.M128])" office:value-type="float" office:value="13">
            <text:p>13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9];[.D$124:.F$126];[.D129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9]);[.A129];[.M129])" office:value-type="float" office:value="23">
            <text:p>23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0];[.D$124:.F$126];[.D130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0]);[.A130];[.M130])" office:value-type="string" office:string-value="Err:502">
            <text:p>Err:502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1];[.D$124:.F$126];[.D131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1]);[.A131];[.M131])" office:value-type="string" office:string-value="Err:502">
            <text:p>Err:502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VLOOKUP([.C133];[.D$133:.F$135];1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один</text:p>
          </table:table-cell>
          <table:table-cell table:style-name="ce7" office:value-type="string">
            <text:p>eins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Default" office:value-type="string">
            <text:p>VLOOKUP (equality)</text:p>
          </table:table-cell>
          <table:table-cell table:style-name="Default" office:value-type="string">
            <text:p>VLOOKUP</text:p>
          </table:table-cell>
          <table:table-cell table:style-name="ce11"/>
          <table:table-cell table:style-name="Default"/>
          <table:table-cell table:style-name="Default"/>
          <table:table-cell table:style-name="Default" table:formula="of:=IF(ISBLANK([.M133]);[.A133];[.M133])" office:value-type="string" office:string-value="one">
            <text:p>one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два</text:p>
          </table:table-cell>
          <table:table-cell table:style-name="Default" table:formula="of:=VLOOKUP([.C134];[.D$133:.F$135];2;FALSE())" office:value-type="string" office:string-value="два">
            <text:p>два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два</text:p>
          </table:table-cell>
          <table:table-cell table:style-name="ce7" office:value-type="string">
            <text:p>zwei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34]);[.A134];[.M134])" office:value-type="string" office:string-value="два">
            <text:p>два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drei</text:p>
          </table:table-cell>
          <table:table-cell table:style-name="Default" table:formula="of:=VLOOKUP([.C135];[.D$133:.F$135];3;FALSE())" office:value-type="string" office:string-value="drei">
            <text:p>drei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три</text:p>
          </table:table-cell>
          <table:table-cell table:style-name="ce7" office:value-type="string">
            <text:p>drei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35]);[.A135];[.M135])" office:value-type="string" office:string-value="drei">
            <text:p>drei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VLOOKUP([.C136];[.D$133:.F$135];[.D136]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36]);[.A136];[.M136])" office:value-type="string" office:string-value="one">
            <text:p>one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два</text:p>
          </table:table-cell>
          <table:table-cell table:style-name="Default" table:formula="of:=VLOOKUP([.C137];[.D$133:.F$135];[.D137];FALSE())" office:value-type="string" office:string-value="два">
            <text:p>два</text:p>
          </table:table-cell>
          <table:table-cell table:style-name="ce7" office:value-type="string">
            <text:p>two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37]);[.A137];[.M137])" office:value-type="string" office:string-value="два">
            <text:p>два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drei</text:p>
          </table:table-cell>
          <table:table-cell table:style-name="Default" table:formula="of:=VLOOKUP([.C138];[.D$133:.F$135];[.D138];FALSE())" office:value-type="string" office:string-value="drei">
            <text:p>drei</text:p>
          </table:table-cell>
          <table:table-cell table:style-name="ce7" office:value-type="string">
            <text:p>three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38]);[.A138];[.M138])" office:value-type="string" office:string-value="drei">
            <text:p>drei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NA</text:p>
          </table:table-cell>
          <table:table-cell table:style-name="Default" table:formula="of:=VLOOKUP([.C139];[.D$133:.F$135];[.D139];FALSE())" office:value-type="float" office:value="0">
            <text:p>#N/A</text:p>
          </table:table-cell>
          <table:table-cell table:style-name="ce7" office:value-type="string">
            <text:p>four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39]);[.A139];[.M139])" office:value-type="string" office:string-value="Err:32767">
            <text:p>Err:32767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VLOOKUP([.C140];[.D$133:.F$135];[.D140];FALSE())" office:value-type="float" office:value="0">
            <text:p>Err:502</text:p>
          </table:table-cell>
          <table:table-cell table:style-name="ce7" office:value-type="string">
            <text:p>one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0]);[.A140];[.M140])" office:value-type="string" office:string-value="Err:502">
            <text:p>Err:502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VLOOKUP([.C141];[.D$133:.F$135];[.D141];FALSE())" office:value-type="float" office:value="0">
            <text:p>Err:502</text:p>
          </table:table-cell>
          <table:table-cell table:style-name="ce7" office:value-type="string">
            <text:p>one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10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1]);[.A141];[.M141])" office:value-type="string" office:string-value="Err:502">
            <text:p>Err:502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43];[.D143];[.E143];[.F143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10"/>
          <table:table-cell/>
          <table:table-cell/>
          <table:table-cell table:style-name="Default" table:formula="of:=IF(ISBLANK([.M143]);[.A143];[.M143])" office:value-type="float" office:value="11">
            <text:p>11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44];[.D144];[.E144];[.F144]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4]);[.A144];[.M144])" office:value-type="float" office:value="22">
            <text:p>22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45];[.D145];[.E145];[.F145])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5]);[.A145];[.M145])" office:value-type="float" office:value="33">
            <text:p>33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46];[.D146];[.E146];[.F146])" office:value-type="float" office:value="0">
            <text:p>Err:50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46]);[.A146];[.M146])" office:value-type="string" office:string-value="Err:502">
            <text:p>Err:502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47];[.D147];[.E147];[.F147])" office:value-type="float" office:value="0">
            <text:p>Err:5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47]);[.A147];[.M147])" office:value-type="string" office:string-value="Err:502">
            <text:p>Err:502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48];[.D148];[.E148];[.F148])" office:value-type="float" office:value="12">
            <text:p>12</text:p>
          </table:table-cell>
          <table:table-cell table:style-name="ce6" office:value-type="float" office:value="2.99">
            <text:p>2.9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8]);[.A148];[.M148])" office:value-type="float" office:value="12">
            <text:p>12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 table:number-rows-repeated="9872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 table:number-rows-repeated="5553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р.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р.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   </number:text>
    </number:number-style>
    <number:number-style style:name="N190P1" style:volatile="true">
      <number:text>-</number:text>
      <number:number number:decimal-places="0" number:min-integer-digits="1" number:grouping="true"/>
      <number:text>    </number:text>
    </number:number-style>
    <number:number-style style:name="N190P2" style:volatile="true">
      <number:text> -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р. </number:text>
    </number:number-style>
    <number:number-style style:name="N194P1" style:volatile="true">
      <number:text>-</number:text>
      <number:number number:decimal-places="0" number:min-integer-digits="1" number:grouping="true"/>
      <number:text>р. </number:text>
    </number:number-style>
    <number:number-style style:name="N194P2" style:volatile="true">
      <number:text> -р.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р. </number:text>
    </number:number-style>
    <number:number-style style:name="N202P1" style:volatile="true">
      <number:text>-</number:text>
      <number:number number:decimal-places="2" number:min-integer-digits="1" number:grouping="true"/>
      <number:text>р. </number:text>
    </number:number-style>
    <number:number-style style:name="N202P2" style:volatile="true">
      <number:text> -</number:text>
      <number:number number:decimal-places="0" number:min-integer-digits="0"/>
      <number:text>р.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12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eter Arrenbrecht</meta:initial-creator>
    <meta:creation-date>2005-11-22T22:05:38</meta:creation-date>
    <dc:date>2010-01-29T12:21:06</dc:date>
    <meta:editing-cycles>8</meta:editing-cycles>
    <meta:editing-duration>PT23H35M01S</meta:editing-duration>
    <dc:creator>Vladimir Korenev</dc:creator>
    <meta:document-statistic meta:table-count="1" meta:cell-count="1328" meta:object-count="0"/>
    <meta:user-defined meta:name="Info 1"/>
    <meta:user-defined meta:name="Info 2"/>
    <meta:user-defined meta:name="Info 3"/>
    <meta:user-defined meta:name="Info 4"/>
  </office:meta>
</office:document-meta>
</file>